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99d5" officeooo:paragraph-rsid="001b99d5"/>
    </style:style>
    <style:style style:name="P2" style:family="paragraph" style:parent-style-name="Standard">
      <style:paragraph-properties fo:text-align="start" style:justify-single-word="false"/>
      <style:text-properties officeooo:rsid="001b99d5" officeooo:paragraph-rsid="001b99d5"/>
    </style:style>
    <style:style style:name="P3" style:family="paragraph" style:parent-style-name="Standard" style:list-style-name="L4">
      <style:text-properties officeooo:rsid="001b99d5" officeooo:paragraph-rsid="001b99d5"/>
    </style:style>
    <style:style style:name="P4" style:family="paragraph" style:parent-style-name="Standard">
      <style:paragraph-properties fo:text-align="center" style:justify-single-word="false"/>
      <style:text-properties fo:font-weight="bold" officeooo:rsid="001b99d5" officeooo:paragraph-rsid="001b99d5" style:font-weight-asian="bold" style:font-weight-complex="bold"/>
    </style:style>
    <style:style style:name="P5" style:family="paragraph" style:parent-style-name="Standard">
      <style:text-properties fo:font-weight="bold" officeooo:rsid="001b99d5" officeooo:paragraph-rsid="001b99d5" style:font-weight-asian="bold" style:font-weight-complex="bold"/>
    </style:style>
    <style:style style:name="P6" style:family="paragraph" style:parent-style-name="Standard">
      <style:text-properties fo:font-weight="bold" officeooo:rsid="001cd968" officeooo:paragraph-rsid="001cd968" style:font-weight-asian="bold" style:font-weight-complex="bold"/>
    </style:style>
    <style:style style:name="P7" style:family="paragraph" style:parent-style-name="Standard">
      <style:text-properties fo:font-weight="bold" officeooo:rsid="001d543f" officeooo:paragraph-rsid="001d543f" style:font-weight-asian="bold" style:font-weight-complex="bold"/>
    </style:style>
    <style:style style:name="P8" style:family="paragraph" style:parent-style-name="Standard">
      <style:text-properties fo:font-weight="bold" officeooo:rsid="001e9c58" officeooo:paragraph-rsid="001e9c58" style:font-weight-asian="bold" style:font-weight-complex="bold"/>
    </style:style>
    <style:style style:name="P9" style:family="paragraph" style:parent-style-name="Standard">
      <style:paragraph-properties fo:text-align="start" style:justify-single-word="false"/>
      <style:text-properties officeooo:paragraph-rsid="001b99d5"/>
    </style:style>
    <style:style style:name="P10" style:family="paragraph" style:parent-style-name="Standard" style:list-style-name="L1">
      <style:paragraph-properties fo:text-align="start" style:justify-single-word="false"/>
      <style:text-properties fo:font-weight="normal" officeooo:paragraph-rsid="001b99d5" style:font-weight-asian="normal" style:font-weight-complex="normal"/>
    </style:style>
    <style:style style:name="P11" style:family="paragraph" style:parent-style-name="Standard">
      <style:text-properties fo:font-weight="normal" officeooo:rsid="001b99d5" officeooo:paragraph-rsid="001b99d5" style:font-weight-asian="normal" style:font-weight-complex="normal"/>
    </style:style>
    <style:style style:name="P12" style:family="paragraph" style:parent-style-name="Standard">
      <style:text-properties fo:font-weight="normal" officeooo:rsid="001cd968" officeooo:paragraph-rsid="001cd968" style:font-weight-asian="normal" style:font-weight-complex="normal"/>
    </style:style>
    <style:style style:name="P13" style:family="paragraph" style:parent-style-name="Standard">
      <style:text-properties fo:font-weight="normal" officeooo:rsid="001cd968" officeooo:paragraph-rsid="001d543f" style:font-weight-asian="normal" style:font-weight-complex="normal"/>
    </style:style>
    <style:style style:name="P14" style:family="paragraph" style:parent-style-name="Standard">
      <style:text-properties fo:font-weight="normal" officeooo:rsid="001d543f" officeooo:paragraph-rsid="001d543f" style:font-weight-asian="normal" style:font-weight-complex="normal"/>
    </style:style>
    <style:style style:name="P15" style:family="paragraph" style:parent-style-name="Standard" style:list-style-name="L5">
      <style:text-properties fo:font-weight="normal" officeooo:rsid="001d543f" officeooo:paragraph-rsid="001d543f" style:font-weight-asian="normal" style:font-weight-complex="normal"/>
    </style:style>
    <style:style style:name="P16" style:family="paragraph" style:parent-style-name="Standard">
      <style:text-properties fo:font-weight="normal" officeooo:rsid="001e9c58" officeooo:paragraph-rsid="001e9c58" style:font-weight-asian="normal" style:font-weight-complex="normal"/>
    </style:style>
    <style:style style:name="P17" style:family="paragraph" style:parent-style-name="Standard">
      <style:text-properties fo:font-style="normal" fo:font-weight="normal" officeooo:rsid="001c227c" officeooo:paragraph-rsid="001c227c" style:font-style-asian="normal" style:font-weight-asian="normal" style:font-style-complex="normal" style:font-weight-complex="normal"/>
    </style:style>
    <style:style style:name="P18" style:family="paragraph" style:parent-style-name="Standard">
      <style:text-properties officeooo:rsid="001cd968" officeooo:paragraph-rsid="001cd968"/>
    </style:style>
    <style:style style:name="P19" style:family="paragraph" style:parent-style-name="Standard">
      <style:paragraph-properties fo:break-before="page"/>
      <style:text-properties fo:font-weight="bold" officeooo:rsid="001cd968" officeooo:paragraph-rsid="001cd968" style:font-weight-asian="bold" style:font-weight-complex="bold"/>
    </style:style>
    <style:style style:name="P20" style:family="paragraph" style:parent-style-name="Standard">
      <style:paragraph-properties fo:break-before="page"/>
      <style:text-properties fo:font-weight="bold" officeooo:rsid="001d543f" officeooo:paragraph-rsid="001d543f" style:font-weight-asian="bold" style:font-weight-complex="bold"/>
    </style:style>
    <style:style style:name="T1" style:family="text">
      <style:text-properties officeooo:rsid="001b99d5"/>
    </style:style>
    <style:style style:name="T2" style:family="text">
      <style:text-properties fo:font-style="italic" style:font-style-asian="italic" style:font-style-complex="italic"/>
    </style:style>
    <style:style style:name="T3" style:family="text">
      <style:text-properties fo:font-style="italic" officeooo:rsid="001d543f"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d543f" style:font-style-asian="normal" style:font-style-complex="normal"/>
    </style:style>
    <style:style style:name="T6" style:family="text">
      <style:text-properties fo:font-style="normal" style:text-underline-style="none"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c-Tac-Toe Algorithm</text:p>
      <text:p text:style-name="P1"/>
      <text:p text:style-name="P2">The program will be divided into three classes: </text:p>
      <text:list xml:id="list7955642015642822143" text:style-name="L1">
        <text:list-item>
          <text:p text:style-name="P10"><text:span text:style-name="T1">Launcher</text:span></text:p>
        </text:list-item>
        <text:list-item>
          <text:p text:style-name="P10"><text:span text:style-name="T1">Game</text:span></text:p>
        </text:list-item>
        <text:list-item>
          <text:p text:style-name="P10"><text:span text:style-name="T1">Board</text:span></text:p>
        </text:list-item>
      </text:list>
      <text:p text:style-name="P9"/>
      <text:p text:style-name="P2">(These are all within the ttt package.)</text:p>
      <text:p text:style-name="P1"/>
      <text:p text:style-name="P5">Launcher:</text:p>
      <text:p text:style-name="P1"/>
      <text:p text:style-name="P1">Will only initialize a game object using the main method.</text:p>
      <text:p text:style-name="P1"/>
      <text:p text:style-name="P5">Game:</text:p>
      <text:p text:style-name="P1"/>
      <text:p text:style-name="P1">Where most of the program will be handled.</text:p>
      <text:p text:style-name="P1"/>
      <text:p text:style-name="P1">The class will be built using one constructor with no parameters.</text:p>
      <text:p text:style-name="P1"/>
      <text:p text:style-name="P1">It will use three methods to start the first game of Tic-Tac-Toe:</text:p>
      <text:list xml:id="list7855433608584598530" text:style-name="L4">
        <text:list-item>
          <text:p text:style-name="P3">Intro</text:p>
        </text:list-item>
        <text:list-item>
          <text:p text:style-name="P3">Decide First</text:p>
        </text:list-item>
        <text:list-item>
          <text:p text:style-name="P3">Simulate Game</text:p>
        </text:list-item>
      </text:list>
      <text:p text:style-name="P1"/>
      <text:p text:style-name="P5">Intro:</text:p>
      <text:p text:style-name="P5"/>
      <text:p text:style-name="P11">Introduces the player to the game, and asks them what they would like to be called. Store name in a variable called <text:span text:style-name="T2">name</text:span>.</text:p>
      <text:p text:style-name="P11"/>
      <text:p text:style-name="P5">Decide First:</text:p>
      <text:p text:style-name="P11"/>
      <text:p text:style-name="P11">Finds out who will be going first. Stores it in a variable called <text:span text:style-name="T2">turns. </text:span><text:span text:style-name="T6">Then inform the player if they are or the computer is going first.</text:span></text:p>
      <text:p text:style-name="P11"><text:span text:style-name="T6"/></text:p>
      <text:p text:style-name="P5"><text:span text:style-name="T6">Simulate Game:</text:span></text:p>
      <text:p text:style-name="P11"><text:span text:style-name="T6"/></text:p>
      <text:p text:style-name="P11"><text:span text:style-name="T6">While the game is being played, it will make sure the total turns passed has not exceeded 9 as by this point there are no more slots on the board to be taken and the game must therefore end in a tie.</text:span></text:p>
      <text:p text:style-name="P11"><text:span text:style-name="T2"/></text:p>
      <text:p text:style-name="P17">After this, it checks to see if its either the player’s or computer’s turn. Once this is found out it launches either the <text:span text:style-name="T2">player’s turn method</text:span> or the <text:span text:style-name="T2">computer’s turn method</text:span>.</text:p>
      <text:p text:style-name="P1"/>
      <text:p text:style-name="P18">Once the methods are complete, it then uses the <text:span text:style-name="T2">check objective method, </text:span><text:span text:style-name="T4"><text:s/>to see if any winning conditions have been met. Once compeleted it will start from the beginning once again of the loop where it checked if the game was still being played.</text:span></text:p>
      <text:p text:style-name="P19"><text:span text:style-name="T4">Player’s Turn:</text:span></text:p>
      <text:p text:style-name="P12"><text:span text:style-name="T4"/></text:p>
      <text:p text:style-name="P12"><text:span text:style-name="T4">First the program uses </text:span><text:span text:style-name="T2">drawBoard method</text:span><text:span text:style-name="T4"> to show the player in console a visible representation of the Tic-Tac-Toe board. Then it lets the playe know the turn is now up, and for them to choose a empty slot on the board.</text:span></text:p>
      <text:p text:style-name="P12"><text:span text:style-name="T4"/></text:p>
      <text:p text:style-name="P12"><text:span text:style-name="T4">Their choice is stored in variable named </text:span><text:span text:style-name="T2">user input.</text:span><text:span text:style-name="T4"> The player’s choice is then checked to see if it is </text:span><text:span text:style-name="T2">within the required input range </text:span><text:span text:style-name="T4">and </text:span><text:span text:style-name="T2">if the desired slot is not already taken. </text:span><text:span text:style-name="T4">If either conditions are failed to be met the player will be told why their choice could not be used and for them to please enter another.</text:span></text:p>
      <text:p text:style-name="P12"><text:span text:style-name="T4"/></text:p>
      <text:p text:style-name="P12"><text:span text:style-name="T4">Otherwise the place on the board will be placed with an </text:span><text:span text:style-name="T2">X</text:span><text:span text:style-name="T4"> to indicate the player having possession. The turn is set to be the computer’s.</text:span></text:p>
      <text:p text:style-name="P12"><text:span text:style-name="T4"/></text:p>
      <text:p text:style-name="P6"><text:span text:style-name="T4">Computer’s Turn:</text:span></text:p>
      <text:p text:style-name="P6"><text:span text:style-name="T4"/></text:p>
      <text:p text:style-name="P12"><text:span text:style-name="T4">The computer generates a choice be using a random number generator with restrictions to create a value within 1 - 9.</text:span></text:p>
      <text:p text:style-name="P12"><text:span text:style-name="T4"/></text:p>
      <text:p text:style-name="P12"><text:span text:style-name="T4">The number is then checked to see if the desired slot is not already taken. If the choice meets the condition, then the place on the board will be given a </text:span><text:span text:style-name="T2">O</text:span><text:span text:style-name="T4"> to indicate the computer having possession.</text:span></text:p>
      <text:p text:style-name="P12"><text:span text:style-name="T4"/></text:p>
      <text:p text:style-name="P6"><text:span text:style-name="T4">Check Objective:</text:span></text:p>
      <text:p text:style-name="P12"><text:span text:style-name="T4"/></text:p>
      <text:p text:style-name="P13"><text:span text:style-name="T4">First the method finds out </text:span><text:span text:style-name="T5">which slots are possesed by either the player or the computer and assign and keeps this information in variables </text:span><text:span text:style-name="T3">player slots</text:span><text:span text:style-name="T5">, and </text:span><text:span text:style-name="T3">computer slots.</text:span><text:span text:style-name="T5"> </text:span></text:p>
      <text:p text:style-name="P13"><text:span text:style-name="T5"/></text:p>
      <text:p text:style-name="P13"><text:span text:style-name="T5">Using the information, it then checks ot see if the computer or the player have met any of the required conditions for winning the game by either getting posstion of slots three across in any row, three vertically in any column, or any three diagonal.</text:span></text:p>
      <text:p text:style-name="P14"><text:span text:style-name="T5"/></text:p>
      <text:p text:style-name="P7"><text:span text:style-name="T4">Result:</text:span></text:p>
      <text:p text:style-name="P14"><text:span text:style-name="T4"/></text:p>
      <text:p text:style-name="P14"><text:span text:style-name="T4">First the method checks which of the three outcomes have occurred:</text:span></text:p>
      <text:list xml:id="list5604335819465337463" text:style-name="L5">
        <text:list-item>
          <text:p text:style-name="P15"><text:span text:style-name="T4">Tie Game</text:span></text:p>
        </text:list-item>
        <text:list-item>
          <text:p text:style-name="P15"><text:span text:style-name="T4">Player won</text:span></text:p>
        </text:list-item>
        <text:list-item>
          <text:p text:style-name="P15"><text:span text:style-name="T4">Computer won</text:span></text:p>
        </text:list-item>
      </text:list>
      <text:p text:style-name="P14"><text:span text:style-name="T4"/></text:p>
      <text:p text:style-name="P14"><text:span text:style-name="T4">Then it lets the player know what the outcome of their game was. It will then ask the player if they desire to play another game of Tic-Tac-Toe.</text:span></text:p>
      <text:p text:style-name="P14"><text:span text:style-name="T4"/></text:p>
      <text:p text:style-name="P14"><text:span text:style-name="T4">If the player states that they do, the method will initialize another game.</text:span></text:p>
      <text:p text:style-name="P14"><text:span text:style-name="T4"/></text:p>
      <text:p text:style-name="P7"><text:span text:style-name="T4"/></text:p>
      <text:p text:style-name="P20"><text:span text:style-name="T4">Board:</text:span></text:p>
      <text:p text:style-name="P14"><text:span text:style-name="T4"/></text:p>
      <text:p text:style-name="P14"><text:span text:style-name="T4">This class handles the management of the Tic-Tac-Toe board.</text:span></text:p>
      <text:p text:style-name="P14"><text:span text:style-name="T4"/></text:p>
      <text:p text:style-name="P14"><text:span text:style-name="T4">It has one constructor that will use the </text:span><text:span text:style-name="T2">initialize data method</text:span><text:span text:style-name="T4"> to set up the open slots on the board.</text:span></text:p>
      <text:p text:style-name="P14"><text:span text:style-name="T4"/></text:p>
      <text:p text:style-name="P7"><text:span text:style-name="T4">Initialize Data:</text:span></text:p>
      <text:p text:style-name="P14"><text:span text:style-name="T4"/></text:p>
      <text:p text:style-name="P14"><text:span text:style-name="T4">Sets all slots on the board to open value.</text:span></text:p>
      <text:p text:style-name="P14"><text:span text:style-name="T4"/></text:p>
      <text:p text:style-name="P7"><text:span text:style-name="T4">Draw Board: </text:span></text:p>
      <text:p text:style-name="P7"><text:span text:style-name="T4"/></text:p>
      <text:p text:style-name="P16"><text:span text:style-name="T4">Draws the Tic-Tac-Toe board so that the player may see the board.</text:span></text:p>
      <text:p text:style-name="P16"><text:span text:style-name="T4"/></text:p>
      <text:p text:style-name="P8"><text:span text:style-name="T4">Conver to Slot:</text:span></text:p>
      <text:p text:style-name="P16"><text:span text:style-name="T4"/></text:p>
      <text:p text:style-name="P16"><text:span text:style-name="T4">In order to understand the player’s or computer’s choice, it must be through this algorithm to understand where on the board they intend to take possesion of.</text:span></text:p>
      <text:p text:style-name="P16"><text:span text:style-name="T4"/></text:p>
      <text:p text:style-name="P8"><text:span text:style-name="T4">Set Slot Info:</text:span></text:p>
      <text:p text:style-name="P16"><text:span text:style-name="T4"/></text:p>
      <text:p text:style-name="P16"><text:span text:style-name="T4">Allows for a board’s slot to be marked for either the player or computer to show possesion fo the area of the board.</text:span></text:p>
      <text:p text:style-name="P16"><text:span text:style-name="T4"/></text:p>
      <text:p text:style-name="P8"><text:span text:style-name="T4">Get Slot Info:</text:span></text:p>
      <text:p text:style-name="P16"><text:span text:style-name="T4"/></text:p>
      <text:p text:style-name="P16"><text:span text:style-name="T4">Allows for the program to find out what value is within a slot of the bo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22:12:56.529000000</meta:creation-date>
    <meta:generator>LibreOffice/5.2.0.4$Windows_x86 LibreOffice_project/066b007f5ebcc236395c7d282ba488bca6720265</meta:generator>
    <dc:date>2016-11-28T22:58:58.971000000</dc:date>
    <meta:editing-duration>PT18M51S</meta:editing-duration>
    <meta:editing-cycles>3</meta:editing-cycles>
    <meta:document-statistic meta:table-count="0" meta:image-count="0" meta:object-count="0" meta:page-count="3" meta:paragraph-count="53" meta:word-count="705" meta:character-count="3803" meta:non-whitespace-character-count="3156"/>
  </office:meta>
</office:document-meta>
</file>